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2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nfig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X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gantry_x_inner_distance</text:p>
          </table:table-cell>
          <table:table-cell office:value-type="string" calcext:value-type="string">
            <text:p>2020_gantry * 30*2</text:p>
          </table:table-cell>
          <table:table-cell table:formula="of:=[.E8] + 30*2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Y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x</text:p>
          </table:table-cell>
          <table:table-cell office:value-type="string" calcext:value-type="string">
            <text:p>3030_X + 30*2</text:p>
          </table:table-cell>
          <table:table-cell table:style-name="ce5" table:formula="of:=[.E13] + 30*2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Z rail length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y</text:p>
          </table:table-cell>
          <table:table-cell office:value-type="string" calcext:value-type="string">
            <text:p>3030_Y</text:p>
          </table:table-cell>
          <table:table-cell table:style-name="ce5" table:formula="of:=[.E14]" office:value-type="float" office:value="465" calcext:value-type="float">
            <text:p>46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achine_size_z</text:p>
          </table:table-cell>
          <table:table-cell office:value-type="string" calcext:value-type="string">
            <text:p>3030_z + 60</text:p>
          </table:table-cell>
          <table:table-cell table:style-name="ce5" table:formula="of:=[.E15] + 60" office:value-type="float" office:value="500" calcext:value-type="float">
            <text:p>500</text:p>
          </table:table-cell>
          <table:table-cell office:value-type="string" calcext:value-type="string">
            <text:p><text:s/>+ foo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  <table:table-cell office:value-type="string" calcext:value-type="string">
            <text:p>x_movement_range</text:p>
          </table:table-cell>
          <table:table-cell office:value-type="string" calcext:value-type="string">
            <text:p>x_rail_length – 50</text:p>
          </table:table-cell>
          <table:table-cell table:style-name="ce6" table:formula="of:=[.B2] - 50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Quantity</text:p>
          </table:table-cell>
          <table:table-cell/>
          <table:table-cell office:value-type="string" calcext:value-type="string">
            <text:p>y_movement_range</text:p>
          </table:table-cell>
          <table:table-cell office:value-type="string" calcext:value-type="string">
            <text:p>y_rail_length – 45</text:p>
          </table:table-cell>
          <table:table-cell table:style-name="ce6" table:formula="of:=[.B3] - 45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20 gantry</text:p>
          </table:table-cell>
          <table:table-cell office:value-type="string" calcext:value-type="string">
            <text:p>x_rail + 31*2 + 3</text:p>
          </table:table-cell>
          <table:table-cell table:formula="of:=[.B2] + 31*2 +3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_movement_range</text:p>
          </table:table-cell>
          <table:table-cell office:value-type="string" calcext:value-type="string">
            <text:p>z_rail-length – 50</text:p>
          </table:table-cell>
          <table:table-cell table:style-name="ce6" table:formula="of:= [.B4] -50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20 X back</text:p>
          </table:table-cell>
          <table:table-cell office:value-type="string" calcext:value-type="string">
            <text:p>gantry_x_inner_distance – 84*2</text:p>
          </table:table-cell>
          <table:table-cell table:formula="of:=[.J2] - 84*2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20 X front</text:p>
          </table:table-cell>
          <table:table-cell office:value-type="string" calcext:value-type="string">
            <text:p>gantry_x_inner_distance – 100*2</text:p>
          </table:table-cell>
          <table:table-cell table:formula="of:=[.J2] -100*2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20 Y</text:p>
          </table:table-cell>
          <table:table-cell office:value-type="string" calcext:value-type="string">
            <text:p>y_rail + 5 + 35*2</text:p>
          </table:table-cell>
          <table:table-cell table:formula="of:=[.B3] + 5 + 35*2"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3030 X</text:p>
          </table:table-cell>
          <table:table-cell office:value-type="string" calcext:value-type="string">
            <text:p>gantry_x_inner_distance + 5*2</text:p>
          </table:table-cell>
          <table:table-cell table:formula="of:=[.J2] + 5*2"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30 Y</text:p>
          </table:table-cell>
          <table:table-cell office:value-type="string" calcext:value-type="string">
            <text:p>2020_Y + 15*2 + 30*2</text:p>
          </table:table-cell>
          <table:table-cell table:formula="of:=[.E11] + 15*2 + 30*2"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3030 Z</text:p>
          </table:table-cell>
          <table:table-cell office:value-type="string" calcext:value-type="string">
            <text:p>z_rail + 190</text:p>
          </table:table-cell>
          <table:table-cell table:formula="of:=[.B4] + 190"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30 bed frame</text:p>
          </table:table-cell>
          <table:table-cell office:value-type="string" calcext:value-type="string">
            <text:p>3030Y – 5</text:p>
          </table:table-cell>
          <table:table-cell table:formula="of:=[.E14] - 5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4:16:55.759093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8:19:10.463667264</meta:creation-date>
    <meta:generator>LibreOffice/7.0.4.2$Linux_X86_64 LibreOffice_project/00$Build-2</meta:generator>
    <dc:date>2023-08-10T14:59:24.511093902</dc:date>
    <meta:editing-duration>PT8H25M58S</meta:editing-duration>
    <meta:editing-cycles>41</meta:editing-cycles>
    <meta:document-statistic meta:table-count="1" meta:cell-count="69" meta:object-count="0"/>
  </office:meta>
</office:document-meta>
</file>